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istancia</text:p>
          </table:table-cell>
          <table:table-cell office:value-type="string" calcext:value-type="string">
            <text:p>Are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752000" calcext:value-type="float">
            <text:p>58752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58752000" calcext:value-type="float">
            <text:p>58752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6000000" calcext:value-type="float">
            <text:p>560000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6000000" calcext:value-type="float">
            <text:p>460000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9000000" calcext:value-type="float">
            <text:p>390000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4000000" calcext:value-type="float">
            <text:p>340000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7000000" calcext:value-type="float">
            <text:p>270000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8700000" calcext:value-type="float">
            <text:p>187000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100000" calcext:value-type="float">
            <text:p>141000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200000" calcext:value-type="float">
            <text:p>132000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100000" calcext:value-type="float">
            <text:p>111000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460000" calcext:value-type="float">
            <text:p>94600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350000" calcext:value-type="float">
            <text:p>83500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140000" calcext:value-type="float">
            <text:p>71400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250000" calcext:value-type="float">
            <text:p>62500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480000" calcext:value-type="float">
            <text:p>54800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70000" calcext:value-type="float">
            <text:p>47700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310000" calcext:value-type="float">
            <text:p>43100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910000" calcext:value-type="float">
            <text:p>39100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620000" calcext:value-type="float">
            <text:p>36200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240000" calcext:value-type="float">
            <text:p>324000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990000" calcext:value-type="float">
            <text:p>299000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720000" calcext:value-type="float">
            <text:p>272000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490000" calcext:value-type="float">
            <text:p>24900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290000" calcext:value-type="float">
            <text:p>229000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130000" calcext:value-type="float">
            <text:p>213000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970000" calcext:value-type="float">
            <text:p>197000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830000" calcext:value-type="float">
            <text:p>183000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710000" calcext:value-type="float">
            <text:p>171000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630000" calcext:value-type="float">
            <text:p>163000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00000" calcext:value-type="float">
            <text:p>150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15:33:11.047762194</meta:creation-date>
    <dc:date>2018-03-02T16:32:13.676927461</dc:date>
    <meta:editing-duration>PT7M31S</meta:editing-duration>
    <meta:editing-cycles>1</meta:editing-cycles>
    <meta:document-statistic meta:table-count="1" meta:cell-count="64" meta:object-count="0"/>
    <meta:generator>LibreOffice/5.1.6.2$Linux_X86_64 LibreOffice_project/10m0$Build-2</meta:generator>
  </office:meta>
</office:document-meta>
</file>